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3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6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ce1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Test 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m se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(([.C3]*60)+[.D3])*60+[.E3]" office:value-type="float" office:value="41820" calcext:value-type="float">
            <text:p>418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(([.C4]*60)+[.D4])*60+[.E4]" office:value-type="float" office:value="85860" calcext:value-type="float">
            <text:p>8586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(([.C5]*60)+[.D5])*60+[.E5]" office:value-type="float" office:value="86399" calcext:value-type="float">
            <text:p>8639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iff</text:p>
          </table:table-cell>
          <table:table-cell table:formula="of:=[.C5]-[.C3]" office:value-type="float" office:value="12" calcext:value-type="float">
            <text:p>12</text:p>
          </table:table-cell>
          <table:table-cell table:formula="of:=[.D5]-[.D3]" office:value-type="float" office:value="22" calcext:value-type="float">
            <text:p>22</text:p>
          </table:table-cell>
          <table:table-cell table:formula="of:=[.E5]-[.E3]" office:value-type="float" office:value="59" calcext:value-type="float">
            <text:p>59</text:p>
          </table:table-cell>
          <table:table-cell table:formula="of:=[.F5]-[.F3]" office:value-type="float" office:value="44579" calcext:value-type="float">
            <text:p>44579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formula="of:=[.C6]/2" office:value-type="float" office:value="6" calcext:value-type="float">
            <text:p>6</text:p>
          </table:table-cell>
          <table:table-cell table:formula="of:=[.D6]/2" office:value-type="float" office:value="11" calcext:value-type="float">
            <text:p>11</text:p>
          </table:table-cell>
          <table:table-cell table:formula="of:=[.E6]/2" office:value-type="float" office:value="29.5" calcext:value-type="float">
            <text:p>29.5</text:p>
          </table:table-cell>
          <table:table-cell table:formula="of:=[.F6]/2" office:value-type="float" office:value="22289.5" calcext:value-type="float">
            <text:p>22289.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([.C7]+[.C4]+1)-24" office:value-type="float" office:value="6" calcext:value-type="float">
            <text:p>6</text:p>
          </table:table-cell>
          <table:table-cell table:formula="of:==11-9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F4]+[.F7]" office:value-type="float" office:value="108149.5" calcext:value-type="float">
            <text:p>108149.5</text:p>
          </table:table-cell>
          <table:table-cell table:formula="of:=[.F8]/3600" office:value-type="float" office:value="30.0415277777778" calcext:value-type="float">
            <text:p>30.0415277777778</text:p>
          </table:table-cell>
          <table:table-cell table:formula="of:=([.F8]-(30*3600))/60" office:value-type="float" office:value="2.49166666666667" calcext:value-type="float">
            <text:p>2.49166666666667</text:p>
          </table:table-cell>
          <table:table-cell table:formula="of:=[.F8]-(30*3600)-2*60" office:value-type="float" office:value="29.5" calcext:value-type="float">
            <text:p>29.5</text:p>
          </table:table-cell>
          <table:table-cell table:number-columns-repeated="1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Test 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m se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iff</text:p>
          </table:table-cell>
          <table:table-cell table:formula="of:=[.C14]-[.C12]" office:value-type="float" office:value="2" calcext:value-type="float">
            <text:p>2</text:p>
          </table:table-cell>
          <table:table-cell table:formula="of:=[.D14]-[.D12]-1" office:value-type="float" office:value="2" calcext:value-type="float">
            <text:p>2</text:p>
          </table:table-cell>
          <table:table-cell table:formula="of:=[.E14]+60-[.E12]" office:value-type="float" office:value="43" calcext:value-type="float">
            <text:p>4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formula="of:=[.C15]/2" office:value-type="float" office:value="1" calcext:value-type="float">
            <text:p>1</text:p>
          </table:table-cell>
          <table:table-cell table:formula="of:=[.D15]/2" office:value-type="float" office:value="1" calcext:value-type="float">
            <text:p>1</text:p>
          </table:table-cell>
          <table:table-cell table:formula="of:=[.E15]/2" office:value-type="float" office:value="21.5" calcext:value-type="float">
            <text:p>21.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([.C16]+[.C13])-24" office:value-type="float" office:value="0" calcext:value-type="float">
            <text:p>0</text:p>
          </table:table-cell>
          <table:table-cell table:formula="of:=[.D16]+[.D13]" office:value-type="float" office:value="30" calcext:value-type="float">
            <text:p>30</text:p>
          </table:table-cell>
          <table:table-cell table:formula="of:=22+[.E13]" office:value-type="float" office:value="29" calcext:value-type="float">
            <text:p>29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Test 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3" office:value-type="string" calcext:value-type="string">
            <text:p>19:54:20 10:33:14 20:27:41</text:p>
          </table:table-cell>
          <table:table-cell table:number-columns-repeated="17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17"/>
        </table:table-row>
        <table:table-row table:style-name="ro1" table:number-rows-repeated="1048552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4:04:40.545381449</meta:creation-date>
    <dc:date>2023-03-30T20:05:34.351802926</dc:date>
    <meta:editing-duration>PT2H2M46S</meta:editing-duration>
    <meta:editing-cycles>3</meta:editing-cycles>
    <meta:generator>LibreOffice/7.3.7.2$Linux_X86_64 LibreOffice_project/30$Build-2</meta:generator>
    <meta:document-statistic meta:table-count="1" meta:cell-count="72" meta:object-count="0"/>
  </office:meta>
</office:document-meta>
</file>